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cb8" officeooo:paragraph-rsid="00045cb8"/>
    </style:style>
    <style:style style:name="P2" style:family="paragraph" style:parent-style-name="Standard">
      <style:text-properties officeooo:rsid="0005e389" officeooo:paragraph-rsid="0005e389"/>
    </style:style>
    <style:style style:name="T1" style:family="text">
      <style:text-properties style:font-name="serif" fo:font-size="13.5pt"/>
    </style:style>
    <style:style style:name="T2" style:family="text">
      <style:text-properties style:font-name="serif" fo:font-size="12.75pt"/>
    </style:style>
    <style:style style:name="T3" style:family="text">
      <style:text-properties style:font-name="serif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 length sub-netting mask VLSM</text:p>
      <text:p text:style-name="P2"><text:span text:style-name="T3">Classs A – 1-26</text:span></text:p>
      <text:p text:style-name="P2"><text:span text:style-name="T3">Class B – 128 – 191</text:span></text:p>
      <text:p text:style-name="P2"><text:span text:style-name="T3">class C – 192 – 223</text:span></text:p>
      <text:p text:style-name="P2"><text:span text:style-name="T3">class d – 224 – 239</text:span></text:p>
      <text:p text:style-name="P2"><text:span text:style-name="T3">class e 240 – 255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21:35:58.249833116</meta:creation-date>
    <meta:editing-duration>PT30M10S</meta:editing-duration>
    <meta:editing-cycles>2</meta:editing-cycles>
    <meta:generator>LibreOffice/7.0.4.2$Linux_X86_64 LibreOffice_project/00$Build-2</meta:generator>
    <dc:date>2021-04-12T22:16:07.729866642</dc:date>
    <meta:document-statistic meta:table-count="0" meta:image-count="0" meta:object-count="0" meta:page-count="1" meta:paragraph-count="6" meta:word-count="24" meta:character-count="126" meta:non-whitespace-character-count="100"/>
  </office:meta>
</office:document-meta>
</file>